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office:annotation><dc:date>2007-04-20T00:00:00</dc:date><text:p>do text if len(persons) == 8</text:p><text:p>from '&lt;text:p&gt;Bidule&lt;/text:p&gt;'</text:p><text:p/></office:annotation></text:span><text:span text:style-name="T1">It just claims at being spread without any limitation.</text:span></text:p>
      <text:p text:style-name="P1"><text:span text:style-name="T1"><office:annotation><dc:date>2007-04-20T00:00:00</dc:date><text:p>do text</text:p><text:p>from '&lt;text:p&gt;Hello&lt;/text:p&gt;'</text:p></office:annotation></text:span><text:span text:style-name="T1">It just claims at being spread without any limitation.</text:span></text:p>
      <text:p text:style-name="P1"><text:span text:style-name="T1">Az</text:span><text:span text:style-name="T1"><office:annotation><dc:date>2008-01-18T00:00:00</dc:date><text:p>do text if False</text:p><text:p>from 'Tutute'</text:p><text:p/></office:annotation></text:span><text:span text:style-name="T1">erty</text:span></text:p>
      <text:p text:style-name="P1"><text:span text:style-name="T1">F</text:span><text:span text:style-name="T1"><office:annotation><dc:date>2008-01-18T00:00:00</dc:date><text:p>do text for p in persons</text:p><text:p>from '&lt;text:p&gt;' + p.name + '&lt;/text:p&gt;</text:p></office:annotation></text:span><text:span text:style-name="T1">or: this line generates an error.</text:span></text:p>
      <text:p text:style-name="P1"><text:span text:style-name="T1">For</text:span><text:span text:style-name="T1"><office:annotation><dc:date>2008-01-18T00:00:00</dc:date><text:p>do text for p in persons</text:p><text:p>from '&lt;text:p&gt;' + p.name + '&lt;/text:p&gt;'</text:p></office:annotation></text:span><text:span text:style-name="T1">: this line does not generate an error and is replaced with several lines.</text:span>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This <office:annotation><dc:date>2008-01-18T00:00:00</dc:date><text:p>do table</text:p><text:p>do table again !</text:p><text:p>from anywhere</text:p></office:annotation>will generate a line of text which is not readable.</text:p>
          </table:table-cell>
        </table:table-row>
      </table:table>
      <text:p text:style-name="P1"/>
      <text:p text:style-name="P1">Error in <office:annotation><dc:date>2008-01-21T00:00:00</dc:date><text:p>do text</text:p><text:p>fro m 'Hello'</text:p></office:annotation>the 'from' cla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</office:meta>
</office:document-meta>
</file>